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Heading_20_1">
      <style:paragraph-properties fo:break-before="auto" fo:break-after="auto"/>
    </style:style>
    <style:style style:name="P4" style:family="paragraph" style:parent-style-name="Heading_20_1" style:master-page-name="Standard">
      <style:paragraph-properties style:page-number="1" fo:break-before="auto" fo:break-after="auto"/>
    </style:style>
    <style:style style:name="P5" style:family="paragraph" style:parent-style-name="Heading_20_1">
      <style:paragraph-properties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break-after="auto"/>
      <style:text-properties fo:font-size="15pt" style:text-underline-style="solid" style:text-underline-width="auto" style:text-underline-color="font-color" style:font-size-asian="15pt" style:font-size-complex="15pt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ckets Reservation</text:p>
      <text:p text:style-name="P1"/>
      <text:p text:style-name="P3"><text:bookmark text:name="_ephnvc4pl7ul"/>Opis</text:p>
      <text:p text:style-name="P1">Rezerwacja biletów odbywa się przez wybranie seansu i sprawdzenie ilości dostępnych miejsc na sali. Do wyboru są miejsca premium i zwykłe. Są 2 rodzaje sal z wyświetlaniem 2D lub 3D. Można zmienić miejsca lub rodzaj wyświetlania, jeśli inne są dostępne. Rezerwacja może być anulowana.</text:p>
      <text:p text:style-name="Standard">Dodawanie nowych seansów do obejrzenia.</text:p>
      <text:p text:style-name="P3"><text:bookmark text:name="_a5mqp1stq3ip"/>Przypadki użycia</text:p>
      <text:p text:style-name="P1">Jako użytkownik <text:s/>chcę wybrać seans.</text:p>
      <text:p text:style-name="Standard">Jako użytkownik chcę wybrać rodzaj sali (2D lub 3D).</text:p>
      <text:p text:style-name="Standard">Jako użytkownik chcę wybrać rodzaj miejsca (premium lub zwykłe).</text:p>
      <text:p text:style-name="Standard">Jako użytkownik chcę anulować seans.</text:p>
      <text:p text:style-name="Standard">Jako użytkownik chcę zmienić rodzaj sali i miejsce (jeśli dostępne).</text:p>
      <text:p text:style-name="Standard">Jako użytkownik chcę zmienić miejsce na sali (jeśli dostępne).</text:p>
      <text:p text:style-name="Standard">Jako pracownik chcę dodawać seanse do listy, na której można zarezerwować seans.</text:p>
      <text:p text:style-name="Standard">Jako pracownik chcę usnąć seans z lis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4-11-30T17:09:24.39</dc:date>
    <dc:creator>as s</dc:creator>
    <meta:editing-duration>PT2H56S</meta:editing-duration>
    <meta:editing-cycles>4</meta:editing-cycles>
    <meta:document-statistic meta:table-count="0" meta:image-count="0" meta:object-count="0" meta:page-count="1" meta:paragraph-count="13" meta:word-count="120" meta:character-count="799"/>
  </office:meta>
</office:document-meta>
</file>